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ApplicationListenerMethodAdapterTests.invokesExceptionHandler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ansactionalApplicationListenerMethodAdapterTests.phas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lApplicationListenerMethodAdapterTests.runInTransaction( Runnable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ansactionalApplicationListenerMethodAdapterTests.phaseAndClass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alApplicationListenerMethodAdapterTests.createTestInstance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eEvents.identified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Events.phaseSe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ApplicationListenerMethodAdapterTests.supportsEventType( boolean match , Method method , ResolvableType ev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lApplicationListenerMethodAdapterTests.getTar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ApplicationListenerMethodAdapterTests.invokesCompletionCallbackOn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nsactionalApplicationListenerMethodAdapterTests.defaul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lApplicationListenerMethodAdapterTests.valu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Events.defaultPhase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Events.phaseAndClass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Events.throwing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ApplicationListenerMethodAdapterTests.usesAnnotated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ampleEvents.valu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ApplicationListenerMethodAdapterTests.assertPhase( Method method , TransactionPhase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lApplicationListenerMethodAdapterTests.createGenericEventType( Class &lt; ? &gt; payloa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